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Présent actif</text:p>
          </table:table-cell>
          <table:table-cell table:number-columns-repeated="7"/>
          <table:table-cell office:value-type="string">
            <text:p>PIE</text:p>
          </table:table-cell>
          <table:table-cell office:value-type="string">
            <text:p>PII</text:p>
          </table:table-cell>
          <table:table-cell/>
          <table:table-cell office:value-type="string">
            <text:p>PIE</text:p>
          </table:table-cell>
          <table:table-cell office:value-type="string">
            <text:p>PII</text:p>
          </table:table-cell>
        </table:table-row>
        <table:table-row table:style-name="ro1">
          <table:table-cell office:value-type="string">
            <text:p>1sg</text:p>
          </table:table-cell>
          <table:table-cell office:value-type="string">
            <text:p>-āmi</text:p>
          </table:table-cell>
          <table:table-cell office:value-type="string">
            <text:p>asmi</text:p>
          </table:table-cell>
          <table:table-cell office:value-type="string">
            <text:p>dveṣmi</text:p>
          </table:table-cell>
          <table:table-cell/>
          <table:table-cell office:value-type="string">
            <text:p>-ā</text:p>
          </table:table-cell>
          <table:table-cell office:value-type="string">
            <text:p>ahmi</text:p>
          </table:table-cell>
          <table:table-cell/>
          <table:table-cell office:value-type="string">
            <text:p>h1ésmi</text:p>
          </table:table-cell>
          <table:table-cell office:value-type="string">
            <text:p>asmi</text:p>
          </table:table-cell>
          <table:table-cell/>
          <table:table-cell office:value-type="string">
            <text:p>bhéroH</text:p>
          </table:table-cell>
          <table:table-cell/>
        </table:table-row>
        <table:table-row table:style-name="ro1">
          <table:table-cell office:value-type="string">
            <text:p>2sg</text:p>
          </table:table-cell>
          <table:table-cell office:value-type="string">
            <text:p>-asi</text:p>
          </table:table-cell>
          <table:table-cell office:value-type="string">
            <text:p>asi</text:p>
          </table:table-cell>
          <table:table-cell office:value-type="string">
            <text:p>dvekṣi</text:p>
          </table:table-cell>
          <table:table-cell/>
          <table:table-cell office:value-type="string">
            <text:p>-hī, šī</text:p>
          </table:table-cell>
          <table:table-cell office:value-type="string">
            <text:p>ahi</text:p>
          </table:table-cell>
          <table:table-cell/>
          <table:table-cell office:value-type="string">
            <text:p>h1ési</text:p>
          </table:table-cell>
          <table:table-cell office:value-type="string">
            <text:p>asi</text:p>
          </table:table-cell>
          <table:table-cell table:number-columns-repeated="3"/>
        </table:table-row>
        <table:table-row table:style-name="ro1">
          <table:table-cell office:value-type="string">
            <text:p>3sg</text:p>
          </table:table-cell>
          <table:table-cell office:value-type="string">
            <text:p>-ati</text:p>
          </table:table-cell>
          <table:table-cell office:value-type="string">
            <text:p>asti</text:p>
          </table:table-cell>
          <table:table-cell office:value-type="string">
            <text:p>dveṣṭi</text:p>
          </table:table-cell>
          <table:table-cell/>
          <table:table-cell office:value-type="string">
            <text:p>-tī</text:p>
          </table:table-cell>
          <table:table-cell office:value-type="string">
            <text:p>asti</text:p>
          </table:table-cell>
          <table:table-cell/>
          <table:table-cell office:value-type="string">
            <text:p>h1ésti</text:p>
          </table:table-cell>
          <table:table-cell office:value-type="string">
            <text:p>asti</text:p>
          </table:table-cell>
          <table:table-cell table:number-columns-repeated="3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s</text:p>
          </table:table-cell>
          <table:table-cell office:value-type="string">
            <text:p>svas</text:p>
          </table:table-cell>
          <table:table-cell office:value-type="string">
            <text:p>dviṣvas</text:p>
          </table:table-cell>
          <table:table-cell/>
          <table:table-cell office:value-type="string">
            <text:p>-uuahī</text:p>
          </table:table-cell>
          <table:table-cell table:number-columns-repeated="2"/>
          <table:table-cell office:value-type="string">
            <text:p>h1swé(s|n)</text:p>
          </table:table-cell>
          <table:table-cell office:value-type="string">
            <text:p>swas</text:p>
          </table:table-cell>
          <table:table-cell table:number-columns-repeated="3"/>
        </table:table-row>
        <table:table-row table:style-name="ro1">
          <table:table-cell office:value-type="string">
            <text:p>2du</text:p>
          </table:table-cell>
          <table:table-cell office:value-type="string">
            <text:p>-athas</text:p>
          </table:table-cell>
          <table:table-cell office:value-type="string">
            <text:p>sthas</text:p>
          </table:table-cell>
          <table:table-cell office:value-type="string">
            <text:p>dviṣṭha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h1sté(s|n)</text:p>
          </table:table-cell>
          <table:table-cell office:value-type="string">
            <text:p>sthas</text:p>
          </table:table-cell>
          <table:table-cell table:number-columns-repeated="3"/>
        </table:table-row>
        <table:table-row table:style-name="ro1">
          <table:table-cell office:value-type="string">
            <text:p>3du</text:p>
          </table:table-cell>
          <table:table-cell office:value-type="string">
            <text:p>-atas</text:p>
          </table:table-cell>
          <table:table-cell office:value-type="string">
            <text:p>stas</text:p>
          </table:table-cell>
          <table:table-cell office:value-type="string">
            <text:p>dviṣṭas</text:p>
          </table:table-cell>
          <table:table-cell/>
          <table:table-cell office:value-type="string">
            <text:p>-tō, -θō</text:p>
          </table:table-cell>
          <table:table-cell office:value-type="string">
            <text:p>stō</text:p>
          </table:table-cell>
          <table:table-cell/>
          <table:table-cell office:value-type="string">
            <text:p>h1sté(s|n)</text:p>
          </table:table-cell>
          <table:table-cell table:style-name="ce3" office:value-type="string">
            <text:p>sthas</text:p>
          </table:table-cell>
          <table:table-cell table:number-columns-repeated="3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s</text:p>
          </table:table-cell>
          <table:table-cell office:value-type="string">
            <text:p>smas</text:p>
          </table:table-cell>
          <table:table-cell office:value-type="string">
            <text:p>dviṣmas</text:p>
          </table:table-cell>
          <table:table-cell/>
          <table:table-cell office:value-type="string">
            <text:p>-mahī</text:p>
          </table:table-cell>
          <table:table-cell table:number-columns-repeated="2"/>
          <table:table-cell office:value-type="string">
            <text:p>h1smé(s|n)</text:p>
          </table:table-cell>
          <table:table-cell office:value-type="string">
            <text:p>smas</text:p>
          </table:table-cell>
          <table:table-cell table:number-columns-repeated="3"/>
        </table:table-row>
        <table:table-row table:style-name="ro1">
          <table:table-cell office:value-type="string">
            <text:p>2pl</text:p>
          </table:table-cell>
          <table:table-cell office:value-type="string">
            <text:p>-atha</text:p>
          </table:table-cell>
          <table:table-cell office:value-type="string">
            <text:p>stha</text:p>
          </table:table-cell>
          <table:table-cell office:value-type="string">
            <text:p>dviṣṭha</text:p>
          </table:table-cell>
          <table:table-cell/>
          <table:table-cell office:value-type="string">
            <text:p>-θā</text:p>
          </table:table-cell>
          <table:table-cell office:value-type="string">
            <text:p>stā</text:p>
          </table:table-cell>
          <table:table-cell/>
          <table:table-cell office:value-type="string">
            <text:p>h1sté</text:p>
          </table:table-cell>
          <table:table-cell office:value-type="string">
            <text:p>stha</text:p>
          </table:table-cell>
          <table:table-cell table:number-columns-repeated="3"/>
        </table:table-row>
        <table:table-row table:style-name="ro1">
          <table:table-cell office:value-type="string">
            <text:p>3pl</text:p>
          </table:table-cell>
          <table:table-cell office:value-type="string">
            <text:p>-anti</text:p>
          </table:table-cell>
          <table:table-cell office:value-type="string">
            <text:p>santi</text:p>
          </table:table-cell>
          <table:table-cell office:value-type="string">
            <text:p>dviṣanti</text:p>
          </table:table-cell>
          <table:table-cell/>
          <table:table-cell office:value-type="string">
            <text:p>-ṇtī,aiṇti</text:p>
          </table:table-cell>
          <table:table-cell office:value-type="string">
            <text:p>həṇti</text:p>
          </table:table-cell>
          <table:table-cell/>
          <table:table-cell office:value-type="string">
            <text:p>h1sónti</text:p>
          </table:table-cell>
          <table:table-cell office:value-type="string">
            <text:p>santi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ésent médio-passif</text:p>
          </table:table-cell>
          <table:table-cell table:number-columns-repeated="12"/>
        </table:table-row>
        <table:table-row table:style-name="ro1">
          <table:table-cell office:value-type="string">
            <text:p>1sg</text:p>
          </table:table-cell>
          <table:table-cell office:value-type="string">
            <text:p>-e</text:p>
          </table:table-cell>
          <table:table-cell/>
          <table:table-cell office:value-type="string">
            <text:p>dviṣe</text:p>
          </table:table-cell>
          <table:table-cell/>
          <table:table-cell office:value-type="string">
            <text:p>-ē, -ōi</text:p>
          </table:table-cell>
          <table:table-cell table:number-columns-repeated="3"/>
          <table:table-cell office:value-type="string">
            <text:p>*sth- &gt; st- en avestique</text:p>
          </table:table-cell>
          <table:table-cell table:number-columns-repeated="3"/>
        </table:table-row>
        <table:table-row table:style-name="ro1">
          <table:table-cell office:value-type="string">
            <text:p>2sg</text:p>
          </table:table-cell>
          <table:table-cell office:value-type="string">
            <text:p>-ase</text:p>
          </table:table-cell>
          <table:table-cell/>
          <table:table-cell office:value-type="string">
            <text:p>dvikṣe</text:p>
          </table:table-cell>
          <table:table-cell/>
          <table:table-cell office:value-type="string">
            <text:p>-hē, -ŋ́hē, -šē</text:p>
          </table:table-cell>
          <table:table-cell table:number-columns-repeated="3"/>
          <table:table-cell office:value-type="string">
            <text:p>spécialisation de sthas pour la 2du en skt</text:p>
          </table:table-cell>
          <table:table-cell table:number-columns-repeated="3"/>
        </table:table-row>
        <table:table-row table:style-name="ro1">
          <table:table-cell office:value-type="string">
            <text:p>3sg</text:p>
          </table:table-cell>
          <table:table-cell office:value-type="string">
            <text:p>-ate</text:p>
          </table:table-cell>
          <table:table-cell/>
          <table:table-cell office:value-type="string">
            <text:p>dviṣṭe</text:p>
          </table:table-cell>
          <table:table-cell/>
          <table:table-cell office:value-type="string">
            <text:p>-tē, -ē</text:p>
          </table:table-cell>
          <table:table-cell table:number-columns-repeated="3"/>
          <table:table-cell office:value-type="string">
            <text:p>stas analogique des paradigmes thématiques</text:p>
          </table:table-cell>
          <table:table-cell table:number-columns-repeated="3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he</text:p>
          </table:table-cell>
          <table:table-cell/>
          <table:table-cell office:value-type="string">
            <text:p>dviṣvahe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du</text:p>
          </table:table-cell>
          <table:table-cell office:value-type="string">
            <text:p>-ethe</text:p>
          </table:table-cell>
          <table:table-cell/>
          <table:table-cell office:value-type="string">
            <text:p>dviṣāthe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3du</text:p>
          </table:table-cell>
          <table:table-cell office:value-type="string">
            <text:p>-ete</text:p>
          </table:table-cell>
          <table:table-cell/>
          <table:table-cell office:value-type="string">
            <text:p>dviṣāte</text:p>
          </table:table-cell>
          <table:table-cell/>
          <table:table-cell office:value-type="string">
            <text:p>-aētē, -ōiθe, -āitē</text:p>
          </table:table-cell>
          <table:table-cell table:number-columns-repeated="7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he</text:p>
          </table:table-cell>
          <table:table-cell/>
          <table:table-cell office:value-type="string">
            <text:p>dviṣmahe</text:p>
          </table:table-cell>
          <table:table-cell/>
          <table:table-cell office:value-type="string">
            <text:p>-maidē</text:p>
          </table:table-cell>
          <table:table-cell table:number-columns-repeated="7"/>
        </table:table-row>
        <table:table-row table:style-name="ro1">
          <table:table-cell office:value-type="string">
            <text:p>2pl</text:p>
          </table:table-cell>
          <table:table-cell office:value-type="string">
            <text:p>-adhve</text:p>
          </table:table-cell>
          <table:table-cell/>
          <table:table-cell office:value-type="string">
            <text:p>dviḍḍhve</text:p>
          </table:table-cell>
          <table:table-cell/>
          <table:table-cell office:value-type="string">
            <text:p>-duiiē</text:p>
          </table:table-cell>
          <table:table-cell table:number-columns-repeated="7"/>
        </table:table-row>
        <table:table-row table:style-name="ro1">
          <table:table-cell office:value-type="string">
            <text:p>3pl</text:p>
          </table:table-cell>
          <table:table-cell office:value-type="string">
            <text:p>-ante</text:p>
          </table:table-cell>
          <table:table-cell/>
          <table:table-cell office:value-type="string">
            <text:p>dviṣate</text:p>
          </table:table-cell>
          <table:table-cell/>
          <table:table-cell office:value-type="string">
            <text:p>-n̄tē, -aitē</text:p>
          </table:table-cell>
          <table:table-cell table:number-columns-repeated="7"/>
        </table:table-row>
        <table:table-row table:style-name="ro1">
          <table:table-cell office:value-type="string">
            <text:p>impératif</text:p>
          </table:table-cell>
          <table:table-cell table:number-columns-repeated="12"/>
        </table:table-row>
        <table:table-row table:style-name="ro1">
          <table:table-cell office:value-type="string">
            <text:p>1sg</text:p>
          </table:table-cell>
          <table:table-cell office:value-type="string">
            <text:p>-āni</text:p>
          </table:table-cell>
          <table:table-cell office:value-type="string">
            <text:p>asāni</text:p>
          </table:table-cell>
          <table:table-cell office:value-type="string">
            <text:p>dveṣāṇi</text:p>
          </table:table-cell>
          <table:table-cell table:number-columns-repeated="9"/>
        </table:table-row>
        <table:table-row table:style-name="ro1">
          <table:table-cell office:value-type="string">
            <text:p>2sg</text:p>
          </table:table-cell>
          <table:table-cell office:value-type="string">
            <text:p>-a</text:p>
          </table:table-cell>
          <table:table-cell table:style-name="ce1" office:value-type="string">
            <text:p>edhi</text:p>
          </table:table-cell>
          <table:table-cell office:value-type="string">
            <text:p>dviḍḍhi</text:p>
          </table:table-cell>
          <table:table-cell table:number-columns-repeated="2"/>
          <table:table-cell office:value-type="string">
            <text:p>zdī</text:p>
          </table:table-cell>
          <table:table-cell table:number-columns-repeated="6"/>
        </table:table-row>
        <table:table-row table:style-name="ro1">
          <table:table-cell office:value-type="string">
            <text:p>3sg</text:p>
          </table:table-cell>
          <table:table-cell office:value-type="string">
            <text:p>-atu</text:p>
          </table:table-cell>
          <table:table-cell table:style-name="ce2" office:value-type="string">
            <text:p>astu</text:p>
          </table:table-cell>
          <table:table-cell office:value-type="string">
            <text:p>dveṣṭu</text:p>
          </table:table-cell>
          <table:table-cell table:number-columns-repeated="2"/>
          <table:table-cell office:value-type="string">
            <text:p>astū</text:p>
          </table:table-cell>
          <table:table-cell table:number-columns-repeated="6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</text:p>
          </table:table-cell>
          <table:table-cell table:style-name="ce2" office:value-type="string">
            <text:p>asāva</text:p>
          </table:table-cell>
          <table:table-cell office:value-type="string">
            <text:p>dveṣāva</text:p>
          </table:table-cell>
          <table:table-cell table:number-columns-repeated="9"/>
        </table:table-row>
        <table:table-row table:style-name="ro1">
          <table:table-cell office:value-type="string">
            <text:p>2du</text:p>
          </table:table-cell>
          <table:table-cell office:value-type="string">
            <text:p>-atam</text:p>
          </table:table-cell>
          <table:table-cell table:style-name="ce2" office:value-type="string">
            <text:p>stam</text:p>
          </table:table-cell>
          <table:table-cell office:value-type="string">
            <text:p>dviṣṭam</text:p>
          </table:table-cell>
          <table:table-cell table:number-columns-repeated="9"/>
        </table:table-row>
        <table:table-row table:style-name="ro1">
          <table:table-cell office:value-type="string">
            <text:p>3du</text:p>
          </table:table-cell>
          <table:table-cell office:value-type="string">
            <text:p>-atām</text:p>
          </table:table-cell>
          <table:table-cell table:style-name="ce2" office:value-type="string">
            <text:p>stām</text:p>
          </table:table-cell>
          <table:table-cell office:value-type="string">
            <text:p>dviṣṭām</text:p>
          </table:table-cell>
          <table:table-cell table:number-columns-repeated="9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</text:p>
          </table:table-cell>
          <table:table-cell table:style-name="ce2" office:value-type="string">
            <text:p>asāma</text:p>
          </table:table-cell>
          <table:table-cell office:value-type="string">
            <text:p>dveṣāma</text:p>
          </table:table-cell>
          <table:table-cell table:number-columns-repeated="9"/>
        </table:table-row>
        <table:table-row table:style-name="ro1">
          <table:table-cell office:value-type="string">
            <text:p>2pl</text:p>
          </table:table-cell>
          <table:table-cell office:value-type="string">
            <text:p>-ata</text:p>
          </table:table-cell>
          <table:table-cell table:style-name="ce1" office:value-type="string">
            <text:p>sta</text:p>
          </table:table-cell>
          <table:table-cell office:value-type="string">
            <text:p>dviṣṭa</text:p>
          </table:table-cell>
          <table:table-cell table:number-columns-repeated="9"/>
        </table:table-row>
        <table:table-row table:style-name="ro1">
          <table:table-cell office:value-type="string">
            <text:p>3pl</text:p>
          </table:table-cell>
          <table:table-cell office:value-type="string">
            <text:p>-antu</text:p>
          </table:table-cell>
          <table:table-cell table:style-name="ce2" office:value-type="string">
            <text:p>santu</text:p>
          </table:table-cell>
          <table:table-cell office:value-type="string">
            <text:p>dviṣṭantu</text:p>
          </table:table-cell>
          <table:table-cell table:number-columns-repeated="2"/>
          <table:table-cell office:value-type="string">
            <text:p>həṇtū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Présent actif</text:p>
          </table:table-cell>
          <table:table-cell office:value-type="string">
            <text:p>Sanskrit thématique</text:p>
          </table:table-cell>
          <table:table-cell office:value-type="string">
            <text:p>Sanskrit, athématique</text:p>
          </table:table-cell>
          <table:table-cell office:value-type="string">
            <text:p>Avestique</text:p>
          </table:table-cell>
          <table:table-cell office:value-type="string">
            <text:p>PIE</text:p>
          </table:table-cell>
          <table:table-cell table:number-columns-repeated="2"/>
          <table:table-cell table:formula="of:=CONCATENATE([.A1];&quot; &amp; &quot;)" office:value-type="string" office:string-value="Présent actif &amp; ">
            <text:p>Présent actif &amp; </text:p>
          </table:table-cell>
          <table:table-cell table:formula="of:=CONCATENATE([.B1];&quot; &amp; &quot;)" office:value-type="string" office:string-value="Sanskrit thématique &amp; ">
            <text:p>Sanskrit thématique &amp; </text:p>
          </table:table-cell>
          <table:table-cell table:formula="of:=CONCATENATE([.C1];&quot; &amp; &quot;)" office:value-type="string" office:string-value="Sanskrit, athématique &amp; ">
            <text:p>Sanskrit, athématique &amp; </text:p>
          </table:table-cell>
          <table:table-cell table:formula="of:=CONCATENATE([.D1];&quot; &amp; &quot;)" office:value-type="string" office:string-value="Avestique &amp; ">
            <text:p>Avestique &amp; </text:p>
          </table:table-cell>
          <table:table-cell table:formula="of:=CONCATENATE([.E1];&quot; &amp; &quot;)" office:value-type="string" office:string-value="PIE &amp; ">
            <text:p>PIE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sg</text:p>
          </table:table-cell>
          <table:table-cell office:value-type="string">
            <text:p>-āmi</text:p>
          </table:table-cell>
          <table:table-cell office:value-type="string">
            <text:p>-mi</text:p>
          </table:table-cell>
          <table:table-cell office:value-type="string">
            <text:p>-ā</text:p>
          </table:table-cell>
          <table:table-cell office:value-type="string">
            <text:p>*-mi</text:p>
          </table:table-cell>
          <table:table-cell table:number-columns-repeated="2"/>
          <table:table-cell table:formula="of:=CONCATENATE([.A2];&quot; &amp; &quot;)" office:value-type="string" office:string-value="1sg &amp; ">
            <text:p>1sg &amp; </text:p>
          </table:table-cell>
          <table:table-cell table:formula="of:=CONCATENATE(&quot;\ipa{&quot;;[.B2];&quot;} &amp; &quot;)" office:value-type="string" office:string-value="\ipa{-āmi} &amp; ">
            <text:p>\ipa{-āmi} &amp; </text:p>
          </table:table-cell>
          <table:table-cell table:formula="of:=CONCATENATE(&quot;\ipa{&quot;;[.C2];&quot;} &amp; &quot;)" office:value-type="string" office:string-value="\ipa{-mi} &amp; ">
            <text:p>\ipa{-mi} &amp; </text:p>
          </table:table-cell>
          <table:table-cell table:formula="of:=CONCATENATE(&quot;\ipa{&quot;;[.D2];&quot;} &amp; &quot;)" office:value-type="string" office:string-value="\ipa{-ā} &amp; ">
            <text:p>\ipa{-ā} &amp; </text:p>
          </table:table-cell>
          <table:table-cell table:formula="of:=CONCATENATE(&quot;\ipa{&quot;;[.E2];&quot;} &amp; &quot;)" office:value-type="string" office:string-value="\ipa{*-mi} &amp; ">
            <text:p>\ipa{*-m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sg</text:p>
          </table:table-cell>
          <table:table-cell office:value-type="string">
            <text:p>-asi</text:p>
          </table:table-cell>
          <table:table-cell office:value-type="string">
            <text:p>-si</text:p>
          </table:table-cell>
          <table:table-cell office:value-type="string">
            <text:p>-hī, šī</text:p>
          </table:table-cell>
          <table:table-cell office:value-type="string">
            <text:p>*-si</text:p>
          </table:table-cell>
          <table:table-cell table:number-columns-repeated="2"/>
          <table:table-cell table:formula="of:=CONCATENATE([.A3];&quot; &amp; &quot;)" office:value-type="string" office:string-value="2sg &amp; ">
            <text:p>2sg &amp; </text:p>
          </table:table-cell>
          <table:table-cell table:formula="of:=CONCATENATE(&quot;\ipa{&quot;;[.B3];&quot;} &amp; &quot;)" office:value-type="string" office:string-value="\ipa{-asi} &amp; ">
            <text:p>\ipa{-asi} &amp; </text:p>
          </table:table-cell>
          <table:table-cell table:formula="of:=CONCATENATE(&quot;\ipa{&quot;;[.C3];&quot;} &amp; &quot;)" office:value-type="string" office:string-value="\ipa{-si} &amp; ">
            <text:p>\ipa{-si} &amp; </text:p>
          </table:table-cell>
          <table:table-cell table:formula="of:=CONCATENATE(&quot;\ipa{&quot;;[.D3];&quot;} &amp; &quot;)" office:value-type="string" office:string-value="\ipa{-hī, šī} &amp; ">
            <text:p>\ipa{-hī, šī} &amp; </text:p>
          </table:table-cell>
          <table:table-cell table:formula="of:=CONCATENATE(&quot;\ipa{&quot;;[.E3];&quot;} &amp; &quot;)" office:value-type="string" office:string-value="\ipa{*-si} &amp; ">
            <text:p>\ipa{*-s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sg</text:p>
          </table:table-cell>
          <table:table-cell office:value-type="string">
            <text:p>-ati</text:p>
          </table:table-cell>
          <table:table-cell office:value-type="string">
            <text:p>-ti</text:p>
          </table:table-cell>
          <table:table-cell office:value-type="string">
            <text:p>-tī</text:p>
          </table:table-cell>
          <table:table-cell office:value-type="string">
            <text:p>*-ti</text:p>
          </table:table-cell>
          <table:table-cell table:number-columns-repeated="2"/>
          <table:table-cell table:formula="of:=CONCATENATE([.A4];&quot; &amp; &quot;)" office:value-type="string" office:string-value="3sg &amp; ">
            <text:p>3sg &amp; </text:p>
          </table:table-cell>
          <table:table-cell table:formula="of:=CONCATENATE(&quot;\ipa{&quot;;[.B4];&quot;} &amp; &quot;)" office:value-type="string" office:string-value="\ipa{-ati} &amp; ">
            <text:p>\ipa{-ati} &amp; </text:p>
          </table:table-cell>
          <table:table-cell table:formula="of:=CONCATENATE(&quot;\ipa{&quot;;[.C4];&quot;} &amp; &quot;)" office:value-type="string" office:string-value="\ipa{-ti} &amp; ">
            <text:p>\ipa{-ti} &amp; </text:p>
          </table:table-cell>
          <table:table-cell table:formula="of:=CONCATENATE(&quot;\ipa{&quot;;[.D4];&quot;} &amp; &quot;)" office:value-type="string" office:string-value="\ipa{-tī} &amp; ">
            <text:p>\ipa{-tī} &amp; </text:p>
          </table:table-cell>
          <table:table-cell table:formula="of:=CONCATENATE(&quot;\ipa{&quot;;[.E4];&quot;} &amp; &quot;)" office:value-type="string" office:string-value="\ipa{*-ti} &amp; ">
            <text:p>\ipa{*-t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du</text:p>
          </table:table-cell>
          <table:table-cell office:value-type="string">
            <text:p>-āvas</text:p>
          </table:table-cell>
          <table:table-cell office:value-type="string">
            <text:p>-vas</text:p>
          </table:table-cell>
          <table:table-cell office:value-type="string">
            <text:p>-uuahī</text:p>
          </table:table-cell>
          <table:table-cell office:value-type="string">
            <text:p>*-we(n|s)</text:p>
          </table:table-cell>
          <table:table-cell table:number-columns-repeated="2"/>
          <table:table-cell table:formula="of:=CONCATENATE([.A5];&quot; &amp; &quot;)" office:value-type="string" office:string-value="1du &amp; ">
            <text:p>1du &amp; </text:p>
          </table:table-cell>
          <table:table-cell table:formula="of:=CONCATENATE(&quot;\ipa{&quot;;[.B5];&quot;} &amp; &quot;)" office:value-type="string" office:string-value="\ipa{-āvas} &amp; ">
            <text:p>\ipa{-āvas} &amp; </text:p>
          </table:table-cell>
          <table:table-cell table:formula="of:=CONCATENATE(&quot;\ipa{&quot;;[.C5];&quot;} &amp; &quot;)" office:value-type="string" office:string-value="\ipa{-vas} &amp; ">
            <text:p>\ipa{-vas} &amp; </text:p>
          </table:table-cell>
          <table:table-cell table:formula="of:=CONCATENATE(&quot;\ipa{&quot;;[.D5];&quot;} &amp; &quot;)" office:value-type="string" office:string-value="\ipa{-uuahī} &amp; ">
            <text:p>\ipa{-uuahī} &amp; </text:p>
          </table:table-cell>
          <table:table-cell table:formula="of:=CONCATENATE(&quot;\ipa{&quot;;[.E5];&quot;} &amp; &quot;)" office:value-type="string" office:string-value="\ipa{*-we(n|s)} &amp; ">
            <text:p>\ipa{*-we(n|s)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du</text:p>
          </table:table-cell>
          <table:table-cell office:value-type="string">
            <text:p>-athas</text:p>
          </table:table-cell>
          <table:table-cell office:value-type="string">
            <text:p>-thas</text:p>
          </table:table-cell>
          <table:table-cell office:value-type="string">
            <text:p>x</text:p>
          </table:table-cell>
          <table:table-cell office:value-type="string">
            <text:p>*-to(n|s)</text:p>
          </table:table-cell>
          <table:table-cell table:number-columns-repeated="2"/>
          <table:table-cell table:formula="of:=CONCATENATE([.A6];&quot; &amp; &quot;)" office:value-type="string" office:string-value="2du &amp; ">
            <text:p>2du &amp; </text:p>
          </table:table-cell>
          <table:table-cell table:formula="of:=CONCATENATE(&quot;\ipa{&quot;;[.B6];&quot;} &amp; &quot;)" office:value-type="string" office:string-value="\ipa{-athas} &amp; ">
            <text:p>\ipa{-athas} &amp; </text:p>
          </table:table-cell>
          <table:table-cell table:formula="of:=CONCATENATE(&quot;\ipa{&quot;;[.C6];&quot;} &amp; &quot;)" office:value-type="string" office:string-value="\ipa{-thas} &amp; ">
            <text:p>\ipa{-thas} &amp; </text:p>
          </table:table-cell>
          <table:table-cell table:formula="of:=CONCATENATE(&quot;\ipa{&quot;;[.D6];&quot;} &amp; &quot;)" office:value-type="string" office:string-value="\ipa{x} &amp; ">
            <text:p>\ipa{x} &amp; </text:p>
          </table:table-cell>
          <table:table-cell table:formula="of:=CONCATENATE(&quot;\ipa{&quot;;[.E6];&quot;} &amp; &quot;)" office:value-type="string" office:string-value="\ipa{*-to(n|s)} &amp; ">
            <text:p>\ipa{*-to(n|s)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du</text:p>
          </table:table-cell>
          <table:table-cell office:value-type="string">
            <text:p>-atas</text:p>
          </table:table-cell>
          <table:table-cell office:value-type="string">
            <text:p>-tas</text:p>
          </table:table-cell>
          <table:table-cell office:value-type="string">
            <text:p>-tō, -θō</text:p>
          </table:table-cell>
          <table:table-cell office:value-type="string">
            <text:p>*-to(n|s)</text:p>
          </table:table-cell>
          <table:table-cell table:number-columns-repeated="2"/>
          <table:table-cell table:formula="of:=CONCATENATE([.A7];&quot; &amp; &quot;)" office:value-type="string" office:string-value="3du &amp; ">
            <text:p>3du &amp; </text:p>
          </table:table-cell>
          <table:table-cell table:formula="of:=CONCATENATE(&quot;\ipa{&quot;;[.B7];&quot;} &amp; &quot;)" office:value-type="string" office:string-value="\ipa{-atas} &amp; ">
            <text:p>\ipa{-atas} &amp; </text:p>
          </table:table-cell>
          <table:table-cell table:formula="of:=CONCATENATE(&quot;\ipa{&quot;;[.C7];&quot;} &amp; &quot;)" office:value-type="string" office:string-value="\ipa{-tas} &amp; ">
            <text:p>\ipa{-tas} &amp; </text:p>
          </table:table-cell>
          <table:table-cell table:formula="of:=CONCATENATE(&quot;\ipa{&quot;;[.D7];&quot;} &amp; &quot;)" office:value-type="string" office:string-value="\ipa{-tō, -θō} &amp; ">
            <text:p>\ipa{-tō, -θō} &amp; </text:p>
          </table:table-cell>
          <table:table-cell table:formula="of:=CONCATENATE(&quot;\ipa{&quot;;[.E7];&quot;} &amp; &quot;)" office:value-type="string" office:string-value="\ipa{*-to(n|s)} &amp; ">
            <text:p>\ipa{*-to(n|s)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pl</text:p>
          </table:table-cell>
          <table:table-cell office:value-type="string">
            <text:p>-āmas</text:p>
          </table:table-cell>
          <table:table-cell office:value-type="string">
            <text:p>-mas</text:p>
          </table:table-cell>
          <table:table-cell office:value-type="string">
            <text:p>-mahī</text:p>
          </table:table-cell>
          <table:table-cell office:value-type="string">
            <text:p>*-me(n|s)</text:p>
          </table:table-cell>
          <table:table-cell table:number-columns-repeated="2"/>
          <table:table-cell table:formula="of:=CONCATENATE([.A8];&quot; &amp; &quot;)" office:value-type="string" office:string-value="1pl &amp; ">
            <text:p>1pl &amp; </text:p>
          </table:table-cell>
          <table:table-cell table:formula="of:=CONCATENATE(&quot;\ipa{&quot;;[.B8];&quot;} &amp; &quot;)" office:value-type="string" office:string-value="\ipa{-āmas} &amp; ">
            <text:p>\ipa{-āmas} &amp; </text:p>
          </table:table-cell>
          <table:table-cell table:formula="of:=CONCATENATE(&quot;\ipa{&quot;;[.C8];&quot;} &amp; &quot;)" office:value-type="string" office:string-value="\ipa{-mas} &amp; ">
            <text:p>\ipa{-mas} &amp; </text:p>
          </table:table-cell>
          <table:table-cell table:formula="of:=CONCATENATE(&quot;\ipa{&quot;;[.D8];&quot;} &amp; &quot;)" office:value-type="string" office:string-value="\ipa{-mahī} &amp; ">
            <text:p>\ipa{-mahī} &amp; </text:p>
          </table:table-cell>
          <table:table-cell table:formula="of:=CONCATENATE(&quot;\ipa{&quot;;[.E8];&quot;} &amp; &quot;)" office:value-type="string" office:string-value="\ipa{*-me(n|s)} &amp; ">
            <text:p>\ipa{*-me(n|s)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pl</text:p>
          </table:table-cell>
          <table:table-cell office:value-type="string">
            <text:p>-atha</text:p>
          </table:table-cell>
          <table:table-cell office:value-type="string">
            <text:p>-tha</text:p>
          </table:table-cell>
          <table:table-cell office:value-type="string">
            <text:p>-θā</text:p>
          </table:table-cell>
          <table:table-cell office:value-type="string">
            <text:p>*-te(n|s)</text:p>
          </table:table-cell>
          <table:table-cell table:number-columns-repeated="2"/>
          <table:table-cell table:formula="of:=CONCATENATE([.A9];&quot; &amp; &quot;)" office:value-type="string" office:string-value="2pl &amp; ">
            <text:p>2pl &amp; </text:p>
          </table:table-cell>
          <table:table-cell table:formula="of:=CONCATENATE(&quot;\ipa{&quot;;[.B9];&quot;} &amp; &quot;)" office:value-type="string" office:string-value="\ipa{-atha} &amp; ">
            <text:p>\ipa{-atha} &amp; </text:p>
          </table:table-cell>
          <table:table-cell table:formula="of:=CONCATENATE(&quot;\ipa{&quot;;[.C9];&quot;} &amp; &quot;)" office:value-type="string" office:string-value="\ipa{-tha} &amp; ">
            <text:p>\ipa{-tha} &amp; </text:p>
          </table:table-cell>
          <table:table-cell table:formula="of:=CONCATENATE(&quot;\ipa{&quot;;[.D9];&quot;} &amp; &quot;)" office:value-type="string" office:string-value="\ipa{-θā} &amp; ">
            <text:p>\ipa{-θā} &amp; </text:p>
          </table:table-cell>
          <table:table-cell table:formula="of:=CONCATENATE(&quot;\ipa{&quot;;[.E9];&quot;} &amp; &quot;)" office:value-type="string" office:string-value="\ipa{*-te(n|s)} &amp; ">
            <text:p>\ipa{*-te(n|s)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pl</text:p>
          </table:table-cell>
          <table:table-cell table:number-columns-repeated="2" office:value-type="string">
            <text:p>-anti</text:p>
          </table:table-cell>
          <table:table-cell office:value-type="string">
            <text:p>-ṇtī,aiṇti</text:p>
          </table:table-cell>
          <table:table-cell office:value-type="string">
            <text:p>*-onti</text:p>
          </table:table-cell>
          <table:table-cell table:number-columns-repeated="2"/>
          <table:table-cell table:formula="of:=CONCATENATE([.A10];&quot; &amp; &quot;)" office:value-type="string" office:string-value="3pl &amp; ">
            <text:p>3pl &amp; </text:p>
          </table:table-cell>
          <table:table-cell table:formula="of:=CONCATENATE(&quot;\ipa{&quot;;[.B10];&quot;} &amp; &quot;)" office:value-type="string" office:string-value="\ipa{-anti} &amp; ">
            <text:p>\ipa{-anti} &amp; </text:p>
          </table:table-cell>
          <table:table-cell table:formula="of:=CONCATENATE(&quot;\ipa{&quot;;[.C10];&quot;} &amp; &quot;)" office:value-type="string" office:string-value="\ipa{-anti} &amp; ">
            <text:p>\ipa{-anti} &amp; </text:p>
          </table:table-cell>
          <table:table-cell table:formula="of:=CONCATENATE(&quot;\ipa{&quot;;[.D10];&quot;} &amp; &quot;)" office:value-type="string" office:string-value="\ipa{-ṇtī,aiṇti} &amp; ">
            <text:p>\ipa{-ṇtī,aiṇti} &amp; </text:p>
          </table:table-cell>
          <table:table-cell table:formula="of:=CONCATENATE(&quot;\ipa{&quot;;[.E10];&quot;} &amp; &quot;)" office:value-type="string" office:string-value="\ipa{*-onti} &amp; ">
            <text:p>\ipa{*-onti} &amp; 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ésent médio-passif</text:p>
          </table:table-cell>
          <table:table-cell office:value-type="string">
            <text:p>Sanskrit thématique</text:p>
          </table:table-cell>
          <table:table-cell office:value-type="string">
            <text:p>Sanskrit, athématique</text:p>
          </table:table-cell>
          <table:table-cell office:value-type="string">
            <text:p>Avestique</text:p>
          </table:table-cell>
          <table:table-cell office:value-type="string">
            <text:p>PIE</text:p>
          </table:table-cell>
          <table:table-cell table:number-columns-repeated="2"/>
          <table:table-cell table:formula="of:=CONCATENATE([.A12];&quot; &amp; &quot;)" office:value-type="string" office:string-value="présent médio-passif &amp; ">
            <text:p>présent médio-passif &amp; </text:p>
          </table:table-cell>
          <table:table-cell table:formula="of:=CONCATENATE([.B12];&quot; &amp; &quot;)" office:value-type="string" office:string-value="Sanskrit thématique &amp; ">
            <text:p>Sanskrit thématique &amp; </text:p>
          </table:table-cell>
          <table:table-cell table:formula="of:=CONCATENATE([.C12];&quot; &amp; &quot;)" office:value-type="string" office:string-value="Sanskrit, athématique &amp; ">
            <text:p>Sanskrit, athématique &amp; </text:p>
          </table:table-cell>
          <table:table-cell table:formula="of:=CONCATENATE([.D12];&quot; &amp; &quot;)" office:value-type="string" office:string-value="Avestique &amp; ">
            <text:p>Avestique &amp; </text:p>
          </table:table-cell>
          <table:table-cell table:formula="of:=CONCATENATE([.E12];&quot; &amp; &quot;)" office:value-type="string" office:string-value="PIE &amp; ">
            <text:p>PIE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sg</text:p>
          </table:table-cell>
          <table:table-cell office:value-type="string">
            <text:p>-e</text:p>
          </table:table-cell>
          <table:table-cell office:value-type="string">
            <text:p>-̣e</text:p>
          </table:table-cell>
          <table:table-cell office:value-type="string">
            <text:p>-ē, -ōi</text:p>
          </table:table-cell>
          <table:table-cell office:value-type="string">
            <text:p>*-oi</text:p>
          </table:table-cell>
          <table:table-cell table:number-columns-repeated="2"/>
          <table:table-cell table:formula="of:=CONCATENATE([.A13];&quot; &amp; &quot;)" office:value-type="string" office:string-value="1sg &amp; ">
            <text:p>1sg &amp; </text:p>
          </table:table-cell>
          <table:table-cell table:formula="of:=CONCATENATE(&quot;\ipa{&quot;;[.B13];&quot;} &amp; &quot;)" office:value-type="string" office:string-value="\ipa{-e} &amp; ">
            <text:p>\ipa{-e} &amp; </text:p>
          </table:table-cell>
          <table:table-cell table:formula="of:=CONCATENATE(&quot;\ipa{&quot;;[.C13];&quot;} &amp; &quot;)" office:value-type="string" office:string-value="\ipa{-̣e} &amp; ">
            <text:p>\ipa{-̣e} &amp; </text:p>
          </table:table-cell>
          <table:table-cell table:formula="of:=CONCATENATE(&quot;\ipa{&quot;;[.D13];&quot;} &amp; &quot;)" office:value-type="string" office:string-value="\ipa{-ē, -ōi} &amp; ">
            <text:p>\ipa{-ē, -ōi} &amp; </text:p>
          </table:table-cell>
          <table:table-cell table:formula="of:=CONCATENATE(&quot;\ipa{&quot;;[.E13];&quot;} &amp; &quot;)" office:value-type="string" office:string-value="\ipa{*-oi} &amp; ">
            <text:p>\ipa{*-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sg</text:p>
          </table:table-cell>
          <table:table-cell office:value-type="string">
            <text:p>-ase</text:p>
          </table:table-cell>
          <table:table-cell office:value-type="string">
            <text:p>-se</text:p>
          </table:table-cell>
          <table:table-cell office:value-type="string">
            <text:p>-hē, -ŋ́hē, -šē</text:p>
          </table:table-cell>
          <table:table-cell office:value-type="string">
            <text:p>*-soi</text:p>
          </table:table-cell>
          <table:table-cell table:number-columns-repeated="2"/>
          <table:table-cell table:formula="of:=CONCATENATE([.A14];&quot; &amp; &quot;)" office:value-type="string" office:string-value="2sg &amp; ">
            <text:p>2sg &amp; </text:p>
          </table:table-cell>
          <table:table-cell table:formula="of:=CONCATENATE(&quot;\ipa{&quot;;[.B14];&quot;} &amp; &quot;)" office:value-type="string" office:string-value="\ipa{-ase} &amp; ">
            <text:p>\ipa{-ase} &amp; </text:p>
          </table:table-cell>
          <table:table-cell table:formula="of:=CONCATENATE(&quot;\ipa{&quot;;[.C14];&quot;} &amp; &quot;)" office:value-type="string" office:string-value="\ipa{-se} &amp; ">
            <text:p>\ipa{-se} &amp; </text:p>
          </table:table-cell>
          <table:table-cell table:formula="of:=CONCATENATE(&quot;\ipa{&quot;;[.D14];&quot;} &amp; &quot;)" office:value-type="string" office:string-value="\ipa{-hē, -ŋ́hē, -šē} &amp; ">
            <text:p>\ipa{-hē, -ŋ́hē, -šē} &amp; </text:p>
          </table:table-cell>
          <table:table-cell table:formula="of:=CONCATENATE(&quot;\ipa{&quot;;[.E14];&quot;} &amp; &quot;)" office:value-type="string" office:string-value="\ipa{*-soi} &amp; ">
            <text:p>\ipa{*-s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sg</text:p>
          </table:table-cell>
          <table:table-cell office:value-type="string">
            <text:p>-ate</text:p>
          </table:table-cell>
          <table:table-cell office:value-type="string">
            <text:p>-te</text:p>
          </table:table-cell>
          <table:table-cell office:value-type="string">
            <text:p>-tē, -ē</text:p>
          </table:table-cell>
          <table:table-cell office:value-type="string">
            <text:p>*-toi</text:p>
          </table:table-cell>
          <table:table-cell table:number-columns-repeated="2"/>
          <table:table-cell table:formula="of:=CONCATENATE([.A15];&quot; &amp; &quot;)" office:value-type="string" office:string-value="3sg &amp; ">
            <text:p>3sg &amp; </text:p>
          </table:table-cell>
          <table:table-cell table:formula="of:=CONCATENATE(&quot;\ipa{&quot;;[.B15];&quot;} &amp; &quot;)" office:value-type="string" office:string-value="\ipa{-ate} &amp; ">
            <text:p>\ipa{-ate} &amp; </text:p>
          </table:table-cell>
          <table:table-cell table:formula="of:=CONCATENATE(&quot;\ipa{&quot;;[.C15];&quot;} &amp; &quot;)" office:value-type="string" office:string-value="\ipa{-te} &amp; ">
            <text:p>\ipa{-te} &amp; </text:p>
          </table:table-cell>
          <table:table-cell table:formula="of:=CONCATENATE(&quot;\ipa{&quot;;[.D15];&quot;} &amp; &quot;)" office:value-type="string" office:string-value="\ipa{-tē, -ē} &amp; ">
            <text:p>\ipa{-tē, -ē} &amp; </text:p>
          </table:table-cell>
          <table:table-cell table:formula="of:=CONCATENATE(&quot;\ipa{&quot;;[.E15];&quot;} &amp; &quot;)" office:value-type="string" office:string-value="\ipa{*-toi} &amp; ">
            <text:p>\ipa{*-t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du</text:p>
          </table:table-cell>
          <table:table-cell office:value-type="string">
            <text:p>-āvahe</text:p>
          </table:table-cell>
          <table:table-cell office:value-type="string">
            <text:p>-vahe</text:p>
          </table:table-cell>
          <table:table-cell office:value-type="string">
            <text:p>x</text:p>
          </table:table-cell>
          <table:table-cell office:value-type="string">
            <text:p>*-wedhoi</text:p>
          </table:table-cell>
          <table:table-cell table:number-columns-repeated="2"/>
          <table:table-cell table:formula="of:=CONCATENATE([.A16];&quot; &amp; &quot;)" office:value-type="string" office:string-value="1du &amp; ">
            <text:p>1du &amp; </text:p>
          </table:table-cell>
          <table:table-cell table:formula="of:=CONCATENATE(&quot;\ipa{&quot;;[.B16];&quot;} &amp; &quot;)" office:value-type="string" office:string-value="\ipa{-āvahe} &amp; ">
            <text:p>\ipa{-āvahe} &amp; </text:p>
          </table:table-cell>
          <table:table-cell table:formula="of:=CONCATENATE(&quot;\ipa{&quot;;[.C16];&quot;} &amp; &quot;)" office:value-type="string" office:string-value="\ipa{-vahe} &amp; ">
            <text:p>\ipa{-vahe} &amp; </text:p>
          </table:table-cell>
          <table:table-cell table:formula="of:=CONCATENATE(&quot;\ipa{&quot;;[.D16];&quot;} &amp; &quot;)" office:value-type="string" office:string-value="\ipa{x} &amp; ">
            <text:p>\ipa{x} &amp; </text:p>
          </table:table-cell>
          <table:table-cell table:formula="of:=CONCATENATE(&quot;\ipa{&quot;;[.E16];&quot;} &amp; &quot;)" office:value-type="string" office:string-value="\ipa{*-wedhoi} &amp; ">
            <text:p>\ipa{*-wedh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du</text:p>
          </table:table-cell>
          <table:table-cell office:value-type="string">
            <text:p>-ethe</text:p>
          </table:table-cell>
          <table:table-cell office:value-type="string">
            <text:p>-āth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formula="of:=CONCATENATE([.A17];&quot; &amp; &quot;)" office:value-type="string" office:string-value="2du &amp; ">
            <text:p>2du &amp; </text:p>
          </table:table-cell>
          <table:table-cell table:formula="of:=CONCATENATE(&quot;\ipa{&quot;;[.B17];&quot;} &amp; &quot;)" office:value-type="string" office:string-value="\ipa{-ethe} &amp; ">
            <text:p>\ipa{-ethe} &amp; </text:p>
          </table:table-cell>
          <table:table-cell table:formula="of:=CONCATENATE(&quot;\ipa{&quot;;[.C17];&quot;} &amp; &quot;)" office:value-type="string" office:string-value="\ipa{-āthe} &amp; ">
            <text:p>\ipa{-āthe} &amp; </text:p>
          </table:table-cell>
          <table:table-cell table:formula="of:=CONCATENATE(&quot;\ipa{&quot;;[.D17];&quot;} &amp; &quot;)" office:value-type="string" office:string-value="\ipa{x} &amp; ">
            <text:p>\ipa{x} &amp; </text:p>
          </table:table-cell>
          <table:table-cell table:formula="of:=CONCATENATE(&quot;\ipa{&quot;;[.E17];&quot;} &amp; &quot;)" office:value-type="string" office:string-value="\ipa{x} &amp; ">
            <text:p>\ipa{x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du</text:p>
          </table:table-cell>
          <table:table-cell office:value-type="string">
            <text:p>-ete</text:p>
          </table:table-cell>
          <table:table-cell office:value-type="string">
            <text:p>-āte</text:p>
          </table:table-cell>
          <table:table-cell office:value-type="string">
            <text:p>-aētē, -ōiθe, -āitē</text:p>
          </table:table-cell>
          <table:table-cell office:value-type="string">
            <text:p>x</text:p>
          </table:table-cell>
          <table:table-cell table:number-columns-repeated="2"/>
          <table:table-cell table:formula="of:=CONCATENATE([.A18];&quot; &amp; &quot;)" office:value-type="string" office:string-value="3du &amp; ">
            <text:p>3du &amp; </text:p>
          </table:table-cell>
          <table:table-cell table:formula="of:=CONCATENATE(&quot;\ipa{&quot;;[.B18];&quot;} &amp; &quot;)" office:value-type="string" office:string-value="\ipa{-ete} &amp; ">
            <text:p>\ipa{-ete} &amp; </text:p>
          </table:table-cell>
          <table:table-cell table:formula="of:=CONCATENATE(&quot;\ipa{&quot;;[.C18];&quot;} &amp; &quot;)" office:value-type="string" office:string-value="\ipa{-āte} &amp; ">
            <text:p>\ipa{-āte} &amp; </text:p>
          </table:table-cell>
          <table:table-cell table:formula="of:=CONCATENATE(&quot;\ipa{&quot;;[.D18];&quot;} &amp; &quot;)" office:value-type="string" office:string-value="\ipa{-aētē, -ōiθe, -āitē} &amp; ">
            <text:p>\ipa{-aētē, -ōiθe, -āitē} &amp; </text:p>
          </table:table-cell>
          <table:table-cell table:formula="of:=CONCATENATE(&quot;\ipa{&quot;;[.E18];&quot;} &amp; &quot;)" office:value-type="string" office:string-value="\ipa{x} &amp; ">
            <text:p>\ipa{x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1pl</text:p>
          </table:table-cell>
          <table:table-cell office:value-type="string">
            <text:p>-āmahe</text:p>
          </table:table-cell>
          <table:table-cell office:value-type="string">
            <text:p>-mahe</text:p>
          </table:table-cell>
          <table:table-cell office:value-type="string">
            <text:p>-maidē</text:p>
          </table:table-cell>
          <table:table-cell office:value-type="string">
            <text:p>*-medhoi</text:p>
          </table:table-cell>
          <table:table-cell table:number-columns-repeated="2"/>
          <table:table-cell table:formula="of:=CONCATENATE([.A19];&quot; &amp; &quot;)" office:value-type="string" office:string-value="1pl &amp; ">
            <text:p>1pl &amp; </text:p>
          </table:table-cell>
          <table:table-cell table:formula="of:=CONCATENATE(&quot;\ipa{&quot;;[.B19];&quot;} &amp; &quot;)" office:value-type="string" office:string-value="\ipa{-āmahe} &amp; ">
            <text:p>\ipa{-āmahe} &amp; </text:p>
          </table:table-cell>
          <table:table-cell table:formula="of:=CONCATENATE(&quot;\ipa{&quot;;[.C19];&quot;} &amp; &quot;)" office:value-type="string" office:string-value="\ipa{-mahe} &amp; ">
            <text:p>\ipa{-mahe} &amp; </text:p>
          </table:table-cell>
          <table:table-cell table:formula="of:=CONCATENATE(&quot;\ipa{&quot;;[.D19];&quot;} &amp; &quot;)" office:value-type="string" office:string-value="\ipa{-maidē} &amp; ">
            <text:p>\ipa{-maidē} &amp; </text:p>
          </table:table-cell>
          <table:table-cell table:formula="of:=CONCATENATE(&quot;\ipa{&quot;;[.E19];&quot;} &amp; &quot;)" office:value-type="string" office:string-value="\ipa{*-medhoi} &amp; ">
            <text:p>\ipa{*-medh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2pl</text:p>
          </table:table-cell>
          <table:table-cell office:value-type="string">
            <text:p>-adhve</text:p>
          </table:table-cell>
          <table:table-cell office:value-type="string">
            <text:p>-dhve</text:p>
          </table:table-cell>
          <table:table-cell office:value-type="string">
            <text:p>-duiiē</text:p>
          </table:table-cell>
          <table:table-cell office:value-type="string">
            <text:p>*-dhwoi</text:p>
          </table:table-cell>
          <table:table-cell table:number-columns-repeated="2"/>
          <table:table-cell table:formula="of:=CONCATENATE([.A20];&quot; &amp; &quot;)" office:value-type="string" office:string-value="2pl &amp; ">
            <text:p>2pl &amp; </text:p>
          </table:table-cell>
          <table:table-cell table:formula="of:=CONCATENATE(&quot;\ipa{&quot;;[.B20];&quot;} &amp; &quot;)" office:value-type="string" office:string-value="\ipa{-adhve} &amp; ">
            <text:p>\ipa{-adhve} &amp; </text:p>
          </table:table-cell>
          <table:table-cell table:formula="of:=CONCATENATE(&quot;\ipa{&quot;;[.C20];&quot;} &amp; &quot;)" office:value-type="string" office:string-value="\ipa{-dhve} &amp; ">
            <text:p>\ipa{-dhve} &amp; </text:p>
          </table:table-cell>
          <table:table-cell table:formula="of:=CONCATENATE(&quot;\ipa{&quot;;[.D20];&quot;} &amp; &quot;)" office:value-type="string" office:string-value="\ipa{-duiiē} &amp; ">
            <text:p>\ipa{-duiiē} &amp; </text:p>
          </table:table-cell>
          <table:table-cell table:formula="of:=CONCATENATE(&quot;\ipa{&quot;;[.E20];&quot;} &amp; &quot;)" office:value-type="string" office:string-value="\ipa{*-dhwoi} &amp; ">
            <text:p>\ipa{*-dhwoi}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3pl</text:p>
          </table:table-cell>
          <table:table-cell office:value-type="string">
            <text:p>-ante</text:p>
          </table:table-cell>
          <table:table-cell office:value-type="string">
            <text:p>-ate</text:p>
          </table:table-cell>
          <table:table-cell office:value-type="string">
            <text:p>-n̄tē, -aitē</text:p>
          </table:table-cell>
          <table:table-cell office:value-type="string">
            <text:p>*-ntoi</text:p>
          </table:table-cell>
          <table:table-cell table:number-columns-repeated="2"/>
          <table:table-cell table:formula="of:=CONCATENATE([.A21];&quot; &amp; &quot;)" office:value-type="string" office:string-value="3pl &amp; ">
            <text:p>3pl &amp; </text:p>
          </table:table-cell>
          <table:table-cell table:formula="of:=CONCATENATE(&quot;\ipa{&quot;;[.B21];&quot;} &amp; &quot;)" office:value-type="string" office:string-value="\ipa{-ante} &amp; ">
            <text:p>\ipa{-ante} &amp; </text:p>
          </table:table-cell>
          <table:table-cell table:formula="of:=CONCATENATE(&quot;\ipa{&quot;;[.C21];&quot;} &amp; &quot;)" office:value-type="string" office:string-value="\ipa{-ate} &amp; ">
            <text:p>\ipa{-ate} &amp; </text:p>
          </table:table-cell>
          <table:table-cell table:formula="of:=CONCATENATE(&quot;\ipa{&quot;;[.D21];&quot;} &amp; &quot;)" office:value-type="string" office:string-value="\ipa{-n̄tē, -aitē} &amp; ">
            <text:p>\ipa{-n̄tē, -aitē} &amp; </text:p>
          </table:table-cell>
          <table:table-cell table:formula="of:=CONCATENATE(&quot;\ipa{&quot;;[.E21];&quot;} &amp; &quot;)" office:value-type="string" office:string-value="\ipa{*-ntoi} &amp; ">
            <text:p>\ipa{*-ntoi} &amp; </text:p>
          </table:table-cell>
          <table:table-cell office:value-type="string">
            <text:p>\\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2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5-02T20:48:12.38</meta:creation-date>
    <dc:date>2016-05-03T12:49:03.57</dc:date>
    <meta:editing-duration>PT02H19M05S</meta:editing-duration>
    <meta:editing-cycles>12</meta:editing-cycles>
    <meta:generator>OpenOffice.org/3.0$Win32 OpenOffice.org_project/300m15$Build-9379</meta:generator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